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Viikkoraportti 1</text:span></text:p>
      <text:p text:style-name="P1"/>
      <text:p text:style-name="P1"><text:span text:style-name="T1">Mitä opin tällä viikolla?</text:span></text:p>
      <text:p text:style-name="P1">Käyttämään JavaDocsia ja generoimaan sen automaattisesti NetBeansilla, sekä luomaan repositoryn GitHubiin ja lataamaan ja päivittämään sinne tiedostoja.</text:p>
      <text:p text:style-name="P1"/>
      <text:p text:style-name="P1">Tutustuin myös erilaisiin tapoihin toteuttaa matriisin determinantin lasku ja näistä LU decomposition vaikutti selkeimmältä.</text:p>
      <text:p text:style-name="P1"/>
      <text:p text:style-name="P1"><text:span text:style-name="T1">Mikä jäi epäselväksi? </text:span></text:p>
      <text:p text:style-name="P1">Epäselväksi jäi miten tähän voisi rakentaa käyttöliittymän, joka olisi suhteellisen helposti laajennettavissa ilman kovakoodausta. Komennot on kyllä helppo erottaa käyttoliittymästä, mutta niille parametrien antaminen ja arvojen palauttaminen ei oikein toimi järkevästi.</text:p>
      <text:p text:style-name="P1"/>
      <text:p text:style-name="P1"><text:span text:style-name="T1">Miten ohjelma on edistynyt?</text:span></text:p>
      <text:p text:style-name="P1">Ohjelmassa on helpoimmat operaatiot tehty ja JavaDocsit suurimpaan osaan metodeista. Käyttöliittymän suunnittelu on melko pahasti vaiheessa. Toteutan ensisijaisesti tekstikäyttöliittymän, mutta mikäli aikaa jää yli, niin teen tilalle graafisen käyttöliittymän.</text:p>
      <text:p text:style-name="P1"/>
      <text:p text:style-name="P1"><text:span text:style-name="T1">Mitä teen seuraavaksi?</text:span></text:p>
      <text:p text:style-name="P1">Seuraavaksi kirjoitan testit jokaiselle metodille ja yritän keksiä toimivan ratkaisun käyttöliittymän rakenteelle, jotta se olisi helposti laajennettavi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34</meta:generator>
  </office:meta>
</office:document-meta>
</file>